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0F4CE67A2AF.jpg"/>
  <manifest:file-entry manifest:media-type="image/jpeg" manifest:full-path="Pictures/10000000000000FF0000010982603BEC.jpg"/>
  <manifest:file-entry manifest:media-type="image/jpeg" manifest:full-path="Pictures/10000000000000FA000000FA66FB53F2.jpg"/>
  <manifest:file-entry manifest:media-type="image/jpeg" manifest:full-path="Pictures/10000000000001900000018553989F89.jpg"/>
  <manifest:file-entry manifest:media-type="image/png" manifest:full-path="Pictures/1000020100000E2400000E24B51D8341.png"/>
  <manifest:file-entry manifest:media-type="image/jpeg" manifest:full-path="Pictures/10000000000000FA000000FAE712D24B.jpg"/>
  <manifest:file-entry manifest:media-type="image/png" manifest:full-path="Pictures/10000000000003E8000003E87B1F40F1.png"/>
  <manifest:file-entry manifest:media-type="image/jpeg" manifest:full-path="Pictures/10000000000000FA000000FAFEC9411E.jpg"/>
  <manifest:file-entry manifest:media-type="image/jpeg" manifest:full-path="Pictures/10000000000000FA000000FA1972CEAB.jpg"/>
  <manifest:file-entry manifest:media-type="image/png" manifest:full-path="Pictures/1000020100000110000000A4028450BA.png"/>
  <manifest:file-entry manifest:media-type="image/png" manifest:full-path="Pictures/10000000000003E8000003E843D2A82E.png"/>
  <manifest:file-entry manifest:media-type="image/png" manifest:full-path="Pictures/10000000000003E8000003E80E69D92F.png"/>
  <manifest:file-entry manifest:media-type="image/jpeg" manifest:full-path="Pictures/10000000000001900000019085FA816F.jpg"/>
  <manifest:file-entry manifest:media-type="image/png" manifest:full-path="Pictures/10000000000003E8000003E88497035D.png"/>
  <manifest:file-entry manifest:media-type="image/png" manifest:full-path="Pictures/100002010000019000000190769B205E.png"/>
  <manifest:file-entry manifest:media-type="image/jpeg" manifest:full-path="Pictures/10000000000000FA000000FA99966F73.jpg"/>
  <manifest:file-entry manifest:media-type="image/jpeg" manifest:full-path="Pictures/10000000000000FA000000FAF5759112.jpg"/>
  <manifest:file-entry manifest:media-type="image/png" manifest:full-path="Pictures/10000000000003E8000003E88ED63313.png"/>
  <manifest:file-entry manifest:media-type="image/jpeg" manifest:full-path="Pictures/10000000000000FA000000FA05A59100.jpg"/>
  <manifest:file-entry manifest:media-type="image/jpeg" manifest:full-path="Pictures/10000000000000FA000000DCB4954F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7cm" draw:z-index="0"><draw:image xlink:href="Pictures/1000020100000E2400000E24B51D8341.png" xlink:type="simple" xlink:show="embed" xlink:actuate="onLoad"/></draw:frame><draw:frame draw:style-name="fr3" draw:name="images17" text:anchor-type="paragraph" svg:x="5.426cm" svg:y="17.976cm" svg:width="6.615cm" svg:height="6.615cm" draw:z-index="16"><draw:image xlink:href="Pictures/10000000000000FA000000FAE712D24B.jpg" xlink:type="simple" xlink:show="embed" xlink:actuate="onLoad"/></draw:frame></text:p>
      <text:p text:style-name="P1"/>
      <text:p text:style-name="Standard"><draw:frame draw:style-name="fr3" draw:name="images3" text:anchor-type="paragraph" svg:x="0.471cm" svg:y="7.964cm" svg:width="6.747cm" svg:height="7.011cm" draw:z-index="2"><draw:image xlink:href="Pictures/10000000000000FF0000010982603BEC.jpg" xlink:type="simple" xlink:show="embed" xlink:actuate="onLoad"/></draw:frame><draw:frame draw:style-name="fr2" draw:name="images2" text:anchor-type="paragraph" svg:width="6.615cm" svg:height="6.615cm" draw:z-index="1"><draw:image xlink:href="Pictures/10000000000000FA000000FAE712D24B.jpg" xlink:type="simple" xlink:show="embed" xlink:actuate="onLoad"/></draw:frame></text:p>
      <text:p text:style-name="Standard"/>
      <text:p text:style-name="Standard"><draw:frame draw:style-name="fr3" draw:name="images5" text:anchor-type="paragraph" svg:x="0.445cm" svg:y="8.019cm" svg:width="6.615cm" svg:height="5.821cm" draw:z-index="4"><draw:image xlink:href="Pictures/10000000000000FA000000DCB4954FA5.jpg" xlink:type="simple" xlink:show="embed" xlink:actuate="onLoad"/></draw:frame></text:p>
      <text:p text:style-name="Standard"><draw:frame draw:style-name="fr3" draw:name="images4" text:anchor-type="paragraph" svg:x="9.017cm" svg:y="0.212cm" svg:width="6.72cm" svg:height="6.456cm" draw:z-index="3"><draw:image xlink:href="Pictures/10000000000000FE000000F4CE67A2AF.jpg" xlink:type="simple" xlink:show="embed" xlink:actuate="onLoad"/></draw:frame><draw:frame draw:style-name="fr3" draw:name="images6" text:anchor-type="paragraph" svg:x="8.976cm" svg:y="7.421cm" svg:width="6.615cm" svg:height="6.615cm" draw:z-index="5"><draw:image xlink:href="Pictures/10000000000000FA000000FA05A59100.jpg" xlink:type="simple" xlink:show="embed" xlink:actuate="onLoad"/></draw:frame></text:p>
      <text:p text:style-name="Standard"/>
      <text:p text:style-name="Standard"/>
      <text:p text:style-name="P1"/>
      <text:p text:style-name="Standard"><draw:frame draw:style-name="fr3" draw:name="images8" text:anchor-type="paragraph" svg:x="0.801cm" svg:y="0.489cm" svg:width="6.615cm" svg:height="6.615cm" draw:z-index="7"><draw:image xlink:href="Pictures/10000000000000FA000000FAF5759112.jpg" xlink:type="simple" xlink:show="embed" xlink:actuate="onLoad"/></draw:frame></text:p>
      <text:p text:style-name="Standard"><draw:frame draw:style-name="fr3" draw:name="images10" text:anchor-type="paragraph" svg:x="0.748cm" svg:y="7.223cm" svg:width="6.615cm" svg:height="6.615cm" draw:z-index="9"><draw:image xlink:href="Pictures/10000000000000FA000000FAFEC9411E.jpg" xlink:type="simple" xlink:show="embed" xlink:actuate="onLoad"/></draw:frame><draw:frame draw:style-name="fr3" draw:name="images9" text:anchor-type="paragraph" svg:x="8.844cm" svg:y="7.107cm" svg:width="6.615cm" svg:height="6.615cm" draw:z-index="8"><draw:image xlink:href="Pictures/10000000000000FA000000FA99966F73.jpg" xlink:type="simple" xlink:show="embed" xlink:actuate="onLoad"/></draw:frame><draw:frame draw:style-name="fr3" draw:name="images7" text:anchor-type="paragraph" svg:x="9.109cm" svg:y="0.118cm" svg:width="6.615cm" svg:height="6.615cm" draw:z-index="6"><draw:image xlink:href="Pictures/10000000000000FA000000FA66FB53F2.jpg" xlink:type="simple" xlink:show="embed" xlink:actuate="onLoad"/></draw:frame></text:p>
      <text:p text:style-name="P1"/>
      <text:p text:style-name="Standard"><draw:frame draw:style-name="fr3" draw:name="images11" text:anchor-type="paragraph" svg:x="0cm" svg:y="0.529cm" svg:width="17cm" svg:height="17cm" draw:z-index="10"><draw:image xlink:href="Pictures/10000000000003E8000003E87B1F40F1.png" xlink:type="simple" xlink:show="embed" xlink:actuate="onLoad"/></draw:frame></text:p>
      <text:p text:style-name="P1"/>
      <text:p text:style-name="Standard"><draw:frame draw:style-name="fr3" draw:name="images12" text:anchor-type="paragraph" svg:x="0cm" svg:y="3.501cm" svg:width="17cm" svg:height="17cm" draw:z-index="11"><draw:image xlink:href="Pictures/10000000000003E8000003E88497035D.png" xlink:type="simple" xlink:show="embed" xlink:actuate="onLoad"/></draw:frame></text:p>
      <text:p text:style-name="P1"/>
      <text:p text:style-name="Standard"><draw:frame draw:style-name="fr3" draw:name="images13" text:anchor-type="paragraph" svg:x="0cm" svg:y="3.701cm" svg:width="17cm" svg:height="17cm" draw:z-index="12"><draw:image xlink:href="Pictures/10000000000003E8000003E843D2A82E.png" xlink:type="simple" xlink:show="embed" xlink:actuate="onLoad"/></draw:frame></text:p>
      <text:p text:style-name="P1"/>
      <text:p text:style-name="Standard"><draw:frame draw:style-name="fr3" draw:name="images14" text:anchor-type="paragraph" svg:x="0cm" svg:y="4.087cm" svg:width="17cm" svg:height="17cm" draw:z-index="13"><draw:image xlink:href="Pictures/10000000000003E8000003E80E69D92F.png" xlink:type="simple" xlink:show="embed" xlink:actuate="onLoad"/></draw:frame></text:p>
      <text:p text:style-name="P1"/>
      <text:p text:style-name="Standard"><draw:frame draw:style-name="fr3" draw:name="images15" text:anchor-type="paragraph" svg:x="0cm" svg:y="3.775cm" svg:width="17cm" svg:height="17cm" draw:z-index="14"><draw:image xlink:href="Pictures/10000000000003E8000003E88ED63313.png" xlink:type="simple" xlink:show="embed" xlink:actuate="onLoad"/></draw:frame></text:p>
      <text:p text:style-name="P1"/>
      <text:p text:style-name="Standard"><draw:frame draw:style-name="fr2" draw:name="images16" text:anchor-type="paragraph" svg:width="6.615cm" svg:height="6.615cm" draw:z-index="15"><draw:image xlink:href="Pictures/10000000000000FA000000FA1972CEAB.jpg" xlink:type="simple" xlink:show="embed" xlink:actuate="onLoad"/></draw:frame></text:p>
      <text:p text:style-name="Standard"><draw:frame draw:style-name="fr3" draw:name="images20" text:anchor-type="paragraph" svg:x="3.27cm" svg:y="0.018cm" svg:width="10.583cm" svg:height="10.583cm" draw:z-index="19"><draw:image xlink:href="Pictures/10000000000001900000019085FA816F.jpg" xlink:type="simple" xlink:show="embed" xlink:actuate="onLoad"/></draw:frame></text:p>
      <text:p text:style-name="Standard"><draw:frame draw:style-name="fr3" draw:name="images21" text:anchor-type="paragraph" svg:x="3.515cm" svg:y="0.15cm" svg:width="9.551cm" svg:height="5.399cm" draw:z-index="20"><draw:image xlink:href="Pictures/1000020100000110000000A4028450BA.png" xlink:type="simple" xlink:show="embed" xlink:actuate="onLoad"/></draw:frame></text:p>
      <text:p text:style-name="P1"><draw:frame draw:style-name="fr3" draw:name="images18" text:anchor-type="paragraph" svg:x="3.209cm" svg:y="1.09cm" svg:width="10.583cm" svg:height="10.292cm" draw:z-index="17"><draw:image xlink:href="Pictures/10000000000001900000018553989F89.jpg" xlink:type="simple" xlink:show="embed" xlink:actuate="onLoad"/></draw:frame><draw:frame draw:style-name="fr3" draw:name="images19" text:anchor-type="paragraph" svg:x="2.935cm" svg:y="0.409cm" svg:width="10.583cm" svg:height="10.583cm" draw:z-index="18"><draw:image xlink:href="Pictures/100002010000019000000190769B205E.png" xlink:type="simple" xlink:show="embed" xlink:actuate="onLoad"/></draw:frame></text:p>
      <text:p text:style-name="Standard"/>
      <text:p text:style-name="Standard"/>
      <text:p text:style-name="Standard"><draw:frame draw:style-name="fr2" draw:name="images22" text:anchor-type="paragraph" svg:width="10.583cm" svg:height="10.292cm" draw:z-index="21"><draw:image xlink:href="Pictures/10000000000001900000018553989F89.jpg" xlink:type="simple" xlink:show="embed" xlink:actuate="onLoad"/></draw:frame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AHMEN</meta:initial-creator>
    <meta:creation-date>2012-03-09T19:12:09.83</meta:creation-date>
    <dc:date>2012-03-09T19:38:07.97</dc:date>
    <dc:creator>MANUEL DAHMEN</dc:creator>
    <meta:editing-duration>PT26M11S</meta:editing-duration>
    <meta:editing-cycles>2</meta:editing-cycles>
    <meta:generator>OpenOffice.org/3.3$Win32 OpenOffice.org_project/330m20$Build-9567</meta:generator>
    <meta:document-statistic meta:table-count="0" meta:image-count="22" meta:object-count="0" meta:page-count="11" meta:paragraph-count="0" meta:word-count="0" meta:character-count="0"/>
  </office:meta>
</office:document-meta>
</file>